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1.934cm" fo:min-width="7.332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1.934cm" fo:min-width="5.795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1.934cm" fo:min-width="10.066cm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7.934cm" svg:height="2.286cm" svg:x="10.003cm" svg:y="2.27cm">
          <text:p text:style-name="P1">Vue<text:line-break/>(classes/fonctions Python)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6.397cm" svg:height="2.286cm" svg:x="1.533cm" svg:y="9.382cm">
          <text:p text:style-name="P1">Modèle</text:p>
          <text:p text:style-name="P1">(classes Python)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10.668cm" svg:height="2.286cm" svg:x="15.605cm" svg:y="9.382cm">
          <text:p text:style-name="P1">Template<text:line-break/>(fichiers HTML, fichiers de template)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.731cm" svg:y1="9.382cm" svg:x2="13.97cm" svg:y2="4.556cm" draw:start-shape="id1" draw:start-glue-point="0" draw:end-shape="id2" draw:end-glue-point="2" svg:d="M4731 9382l9239-4826" svg:viewBox="0 0 9240 4827">
          <text:p/>
        </draw:connector>
        <draw:connector draw:style-name="gr5" draw:text-style-name="P3" draw:layer="layout" draw:type="line" svg:x1="13.97cm" svg:y1="4.556cm" svg:x2="20.939cm" svg:y2="9.382cm" draw:start-shape="id2" draw:start-glue-point="2" draw:end-shape="id3" draw:end-glue-point="0" svg:d="M13970 4556l6969 4826" svg:viewBox="0 0 6970 48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3.2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1T17:40:57.254465064</meta:creation-date>
    <dc:date>2017-07-26T17:08:26.617983103</dc:date>
    <meta:editing-duration>PT18M52S</meta:editing-duration>
    <meta:editing-cycles>7</meta:editing-cycles>
    <meta:generator>LibreOffice/5.3.4.2$Linux_X86_64 LibreOffice_project/30m0$Build-2</meta:generator>
    <meta:document-statistic meta:object-count="5"/>
  </office:meta>
</office:document-meta>
</file>